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D77000002F10BE0D5FC.svm" manifest:media-type=""/>
  <manifest:file-entry manifest:full-path="Pictures/20000001000002F1000000FA0C6F2CBE.svm" manifest:media-type=""/>
  <manifest:file-entry manifest:full-path="Pictures/20000001000001E2000000FA80285BC8.svm" manifest:media-type=""/>
  <manifest:file-entry manifest:full-path="Pictures/200000010000013E00000131AF11CB39.svm" manifest:media-type=""/>
  <manifest:file-entry manifest:full-path="Pictures/20000001000000AA000000F2DDB2618B.svm" manifest:media-type=""/>
  <manifest:file-entry manifest:full-path="Pictures/2000000100000B1F0000013167C00CA7.svm" manifest:media-type=""/>
  <manifest:file-entry manifest:full-path="Pictures/20000001000004A4000000FA628727EC.svm" manifest:media-type=""/>
  <manifest:file-entry manifest:full-path="Pictures/20000001000000FE000000FA28DF3A34.svm" manifest:media-type=""/>
  <manifest:file-entry manifest:full-path="Pictures/2000000100000395000000FAB2FA62CB.svm" manifest:media-type=""/>
  <manifest:file-entry manifest:full-path="Pictures/200000010000027F000000FA1787FA2D.svm" manifest:media-type=""/>
  <manifest:file-entry manifest:full-path="Pictures/20000002000002440000014E94F87CA7.eps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-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26cm"/>
    </style:style>
    <style:style style:name="gr10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SI{-11.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display§\SI{0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0cm"/>
    </style:style>
    <style:style style:name="gr16" style:family="graphic" style:parent-style-name="standard">
      <style:graphic-properties TexMathsArgs="10§display§V_o=V_{CC}-I \hspace{5mm}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I \hspace{3mm}=\frac{0-(-11.3)}{R} \approx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style:font-name="XB Tabriz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XB Tabriz" fo:font-size="12pt" style:font-size-asian="12pt" style:font-size-complex="12pt"/>
    </style:style>
    <style:style style:name="T3" style:family="text">
      <style:text-properties style:font-name="XB Tabriz" fo:font-size="12pt" style:font-size-asian="12pt" style:font-name-complex="XB Tabriz" style:font-size-complex="12pt"/>
    </style:style>
    <style:style style:name="T4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379cm" svg:height="4.825cm" svg:x="2.311cm" svg:y="1.14cm">
          <draw:image xlink:href="Pictures/20000002000002440000014E94F87CA7.eps" xlink:type="simple" xlink:show="embed" xlink:actuate="onLoad">
            <text:p/>
          </draw:image>
          <draw:glue-point draw:id="4" svg:x="-3.987cm" svg:y="2.462cm"/>
        </draw:frame>
        <draw:custom-shape draw:style-name="gr2" draw:text-style-name="P1" xml:id="id1" draw:id="id1" draw:layer="layout" svg:width="4.989cm" svg:height="3.232cm" svg:x="6.199cm" svg:y="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667cm" svg:height="0.573cm" svg:x="8.118cm" svg:y="4.74cm">
          <draw:text-box>
            <text:p><text:span text:style-name="T1">+</text:span></text:p>
          </draw:text-box>
        </draw:frame>
        <draw:frame draw:style-name="gr3" draw:text-style-name="P2" draw:layer="layout" svg:width="0.595cm" svg:height="0.573cm" svg:x="7.722cm" svg:y="5.089cm">
          <draw:text-box>
            <text:p><text:span text:style-name="T1">-</text:span></text:p>
          </draw:text-box>
        </draw:frame>
        <draw:frame draw:style-name="gr4" draw:layer="layout" svg:width="0.651cm" svg:height="0.529cm" svg:x="7.263cm" svg:y="4.50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651cm" svg:height="0.529cm" svg:x="9.845cm" svg:y="4.50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8.05cm" svg:y1="3.325cm" svg:x2="8.05cm" svg:y2="3.915cm">
          <text:p/>
        </draw:line>
        <draw:connector draw:style-name="gr5" draw:text-style-name="P1" draw:layer="layout" draw:type="curve" draw:line-skew="2.268cm" svg:x1="6.199cm" svg:y1="4.28cm" svg:x2="3.16cm" svg:y2="4.739cm" draw:start-shape="id1" draw:start-glue-point="6" draw:end-shape="id2" draw:end-glue-point="4" svg:d="M6199 4280c-3181 0-1662 459-3039 459" svg:viewBox="0 0 3040 460">
          <text:p/>
        </draw:connector>
        <draw:frame draw:style-name="gr3" draw:text-style-name="P3" draw:layer="layout" svg:width="0.937cm" svg:height="0.916cm" svg:x="10.811cm" svg:y="5.265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3" draw:text-style-name="P3" draw:layer="layout" svg:width="1.2cm" svg:height="0.916cm" svg:x="0.852cm" svg:y="5.265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766cm" svg:height="0.299cm" svg:x="2.66cm" svg:y="1.737cm">
          <draw:image xlink:href="Pictures/200000010000027F000000FA1787FA2D.svm" xlink:type="simple" xlink:show="embed" xlink:actuate="onLoad">
            <text:p/>
          </draw:image>
        </draw:frame>
        <draw:frame draw:style-name="gr6" draw:text-style-name="P1" draw:layer="layout" svg:width="0.766cm" svg:height="0.299cm" svg:x="9.538cm" svg:y="0.789cm">
          <draw:image xlink:href="Pictures/200000010000027F000000FA1787FA2D.svm" xlink:type="simple" xlink:show="embed" xlink:actuate="onLoad">
            <text:p/>
          </draw:image>
        </draw:frame>
        <draw:frame draw:style-name="gr7" draw:text-style-name="P1" draw:layer="layout" svg:width="1.099cm" svg:height="0.299cm" svg:x="2.36cm" svg:y="5.973cm">
          <draw:image xlink:href="Pictures/2000000100000395000000FAB2FA62CB.svm" xlink:type="simple" xlink:show="embed" xlink:actuate="onLoad">
            <text:p/>
          </draw:image>
        </draw:frame>
        <draw:frame draw:style-name="gr7" draw:text-style-name="P1" draw:layer="layout" svg:width="1.099cm" svg:height="0.299cm" svg:x="8.3cm" svg:y="5.973cm">
          <draw:image xlink:href="Pictures/2000000100000395000000FAB2FA62CB.svm" xlink:type="simple" xlink:show="embed" xlink:actuate="onLoad">
            <text:p/>
          </draw:image>
        </draw:frame>
        <draw:frame draw:style-name="gr8" draw:text-style-name="P1" draw:layer="layout" svg:width="0.304cm" svg:height="0.299cm" svg:x="1.711cm" svg:y="2.963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5" draw:layer="layout" svg:width="0.811cm" svg:height="0.653cm" svg:x="1.804cm" svg:y="2.918cm">
          <draw:text-box>
            <text:p text:style-name="P4"><text:span text:style-name="T4">بوجھ</text:span></text:p>
          </draw:text-box>
        </draw:frame>
        <draw:frame draw:style-name="gr10" draw:text-style-name="P1" draw:layer="layout" svg:width="0.203cm" svg:height="0.289cm" svg:x="1.96cm" svg:y="4.494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5" draw:layer="layout" svg:width="0.828cm" svg:height="0.653cm" svg:x="1.77cm" svg:y="4.52cm">
          <draw:text-box>
            <text:p text:style-name="P4"><text:span text:style-name="T4">عکس</text:span></text:p>
          </draw:text-box>
        </draw:frame>
        <draw:frame draw:style-name="gr8" draw:text-style-name="P1" draw:layer="layout" svg:width="0.304cm" svg:height="0.299cm" svg:x="10.513cm" svg:y="1.789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5" draw:layer="layout" svg:width="0.811cm" svg:height="0.653cm" svg:x="10.592cm" svg:y="1.716cm">
          <draw:text-box>
            <text:p text:style-name="P4"><text:span text:style-name="T4">بوجھ</text:span></text:p>
          </draw:text-box>
        </draw:frame>
        <draw:frame draw:style-name="gr10" draw:text-style-name="P1" draw:layer="layout" svg:width="0.203cm" svg:height="0.289cm" svg:x="10.34cm" svg:y="2.635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5" draw:layer="layout" svg:width="0.828cm" svg:height="0.653cm" svg:x="10.277cm" svg:y="2.569cm">
          <draw:text-box>
            <text:p text:style-name="P4"><text:span text:style-name="T4">عکس</text:span></text:p>
          </draw:text-box>
        </draw:frame>
        <draw:frame draw:style-name="gr3" draw:text-style-name="P5" draw:layer="layout" svg:width="0.853cm" svg:height="0.653cm" svg:x="8.105cm" svg:y="3.176cm">
          <draw:text-box>
            <text:p text:style-name="P4"><text:span text:style-name="T4">حوالہ</text:span></text:p>
          </draw:text-box>
        </draw:frame>
        <draw:frame draw:style-name="gr10" draw:text-style-name="P1" draw:layer="layout" svg:width="0.203cm" svg:height="0.289cm" svg:x="8.172cm" svg:y="3.255cm">
          <draw:image xlink:href="Pictures/20000001000000AA000000F2DDB2618B.svm" xlink:type="simple" xlink:show="embed" xlink:actuate="onLoad">
            <text:p/>
          </draw:image>
        </draw:frame>
        <draw:frame draw:style-name="gr11" draw:text-style-name="P1" draw:layer="layout" svg:width="0.38cm" svg:height="0.365cm" svg:x="10.498cm" svg:y="3.463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304cm" svg:height="0.299cm" svg:x="7.256cm" svg:y="3.48cm">
          <draw:image xlink:href="Pictures/20000001000000FE000000FA28DF3A34.svm" xlink:type="simple" xlink:show="embed" xlink:actuate="onLoad">
            <text:p/>
          </draw:image>
        </draw:frame>
        <draw:frame draw:style-name="gr12" draw:text-style-name="P1" draw:layer="layout" svg:width="1.187cm" svg:height="0.249cm" svg:x="6.445cm" svg:y="4.06cm">
          <draw:image xlink:href="Pictures/20000001000004A4000000FA628727EC.svm" xlink:type="simple" xlink:show="embed" xlink:actuate="onLoad">
            <text:p/>
          </draw:image>
        </draw:frame>
        <draw:frame draw:style-name="gr13" draw:text-style-name="P1" draw:layer="layout" svg:width="0.481cm" svg:height="0.249cm" svg:x="6.749cm" svg:y="2.991cm">
          <draw:image xlink:href="Pictures/20000001000001E2000000FA80285BC8.svm" xlink:type="simple" xlink:show="embed" xlink:actuate="onLoad">
            <text:p/>
          </draw:image>
        </draw:frame>
        <draw:frame draw:style-name="gr14" draw:text-style-name="P1" draw:layer="layout" svg:width="0.602cm" svg:height="0.199cm" svg:x="8.16cm" svg:y="5.143cm">
          <draw:image xlink:href="Pictures/20000001000002F1000000FA0C6F2CBE.svm" xlink:type="simple" xlink:show="embed" xlink:actuate="onLoad">
            <text:p/>
          </draw:image>
        </draw:frame>
        <draw:frame draw:style-name="gr3" draw:text-style-name="P5" draw:layer="layout" svg:width="0.853cm" svg:height="0.653cm" svg:x="3.259cm" svg:y="0.492cm">
          <draw:text-box>
            <text:p text:style-name="P4"><text:span text:style-name="T4">حوالہ</text:span></text:p>
          </draw:text-box>
        </draw:frame>
        <draw:frame draw:style-name="gr3" draw:text-style-name="P5" draw:layer="layout" svg:width="0.828cm" svg:height="0.653cm" svg:x="6.55cm" svg:y="0.499cm">
          <draw:text-box>
            <text:p text:style-name="P4"><text:span text:style-name="T4">عکس</text:span></text:p>
          </draw:text-box>
        </draw:frame>
        <draw:frame draw:style-name="gr15" draw:text-style-name="P5" draw:layer="layout" svg:width="0.828cm" svg:height="0.653cm" svg:x="5.507cm" svg:y="1.425cm">
          <draw:text-box>
            <text:p text:style-name="P4"><text:span text:style-name="T4">عکس</text:span></text:p>
          </draw:text-box>
        </draw:frame>
        <draw:frame draw:style-name="gr3" draw:text-style-name="P5" draw:layer="layout" svg:width="0.811cm" svg:height="0.653cm" svg:x="6.312cm" svg:y="1.433cm">
          <draw:text-box>
            <text:p text:style-name="P4"><text:span text:style-name="T4">بوجھ</text:span></text:p>
          </draw:text-box>
        </draw:frame>
        <draw:frame draw:style-name="gr16" draw:text-style-name="P1" draw:layer="layout" svg:width="2.846cm" svg:height="0.304cm" svg:x="3.716cm" svg:y="1.444cm">
          <draw:image xlink:href="Pictures/2000000100000B1F0000013167C00CA7.svm" xlink:type="simple" xlink:show="embed" xlink:actuate="onLoad">
            <text:p/>
          </draw:image>
        </draw:frame>
        <draw:frame draw:style-name="gr17" draw:text-style-name="P1" draw:layer="layout" svg:width="3.446cm" svg:height="0.752cm" svg:x="3.41cm" svg:y="0.227cm">
          <draw:image xlink:href="Pictures/2000000100000D77000002F10BE0D5FC.svm" xlink:type="simple" xlink:show="embed" xlink:actuate="onLoad">
            <text:p/>
          </draw:image>
        </draw:frame>
        <draw:line draw:style-name="gr5" draw:text-style-name="P1" draw:layer="layout" svg:x1="10.166cm" svg:y1="2.493cm" svg:x2="10.166cm" svg:y2="3.0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33:26.652742683</dc:date>
    <meta:editing-duration>PT37M46S</meta:editing-duration>
    <meta:editing-cycles>5</meta:editing-cycles>
    <meta:generator>LibreOffice/4.2.8.2$Linux_x86 LibreOffice_project/420m0$Build-2</meta:generator>
    <meta:document-statistic meta:object-count="36"/>
  </office:meta>
</office:document-meta>
</file>

<file path=Object 12/content.xml><?xml version="1.0" encoding="utf-8"?>
<math xmlns="http://www.w3.org/1998/Math/MathML">
  <semantics>
    <msub>
      <mi>Q</mi>
      <mn>1</mn>
    </msub>
    <annotation encoding="StarMath 5.0">Q_1</annotation>
  </semantics>
</math>
</file>

<file path=Object 13/content.xml><?xml version="1.0" encoding="utf-8"?>
<math xmlns="http://www.w3.org/1998/Math/MathML">
  <semantics>
    <msub>
      <mi>Q</mi>
      <mn>2</mn>
    </msub>
    <annotation encoding="StarMath 5.0">Q_2</annotation>
  </semantics>
</math>
</file>